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78909c" draw:stroke-linejoin="round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52cm" svg:stroke-color="#0097a7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1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1" style:family="graphic" style:parent-style-name="objectwithoutfill">
      <style:graphic-properties draw:stroke="dash" draw:stroke-dash="Dash" svg:stroke-color="#666666" svg:stroke-linecap="butt" draw:fill="none" draw:textarea-vertical-align="middle"/>
    </style:style>
    <style:style style:name="gr12" style:family="graphic" style:parent-style-name="objectwithoutfill">
      <style:graphic-properties draw:stroke="dash" draw:stroke-dash="Dash_20__28_Rounded_29_" svg:stroke-color="#666666" svg:stroke-linecap="roun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0097a7" loext:opacity="100%"/>
    </style:style>
    <style:style style:name="P6" style:family="paragraph">
      <loext:graphic-properties draw:fill="none" draw:fill-color="#ffffff"/>
      <style:text-properties fo:color="#0097a7" loext:opacity="100%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fo:color="#78909c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2" style:family="text">
      <style:text-properties fo:color="#0097a7" loext:opacity="100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2.851cm" svg:y1="4.088cm" svg:x2="9.207cm" svg:y2="2.34cm">
          <text:p/>
        </draw:line>
        <draw:line draw:style-name="gr6" draw:text-style-name="P4" draw:layer="layout" svg:x1="2.842cm" svg:y1="4.079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9" draw:text-style-name="P7" draw:layer="layout" svg:width="2.202cm" svg:height="0.981cm" svg:x="1.271cm" svg:y="1.289cm">
          <draw:text-box>
            <text:p>L1L1</text:p>
          </draw:text-box>
        </draw:frame>
      </draw:page>
      <draw:page draw:name="page2" draw:style-name="dp1" draw:master-page-name="Default"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3.662cm" svg:y1="4.011cm" svg:x2="9.207cm" svg:y2="2.34cm">
          <text:p/>
        </draw:line>
        <draw:line draw:style-name="gr6" draw:text-style-name="P4" draw:layer="layout" svg:x1="3.67cm" svg:y1="4.003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10" draw:text-style-name="P7" draw:layer="layout" svg:width="2.116cm" svg:height="0.962cm" svg:x="1.272cm" svg:y="1.28cm">
          <draw:text-box>
            <text:p>L1L2</text:p>
          </draw:text-box>
        </draw:frame>
      </draw:page>
      <draw:page draw:name="page3" draw:style-name="dp1" draw:master-page-name="Default">
        <draw:line draw:style-name="gr11" draw:text-style-name="P4" draw:layer="layout" svg:x1="9.102cm" svg:y1="2.371cm" svg:x2="1.513cm" svg:y2="4.646cm">
          <text:p/>
        </draw:line>
        <draw:line draw:style-name="gr12" draw:text-style-name="P4" draw:layer="layout" svg:x1="8.975cm" svg:y1="5.546cm" svg:x2="1.513cm" svg:y2="3.376cm">
          <text:p/>
        </draw:line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3.662cm" svg:y1="4.011cm" svg:x2="9.207cm" svg:y2="2.34cm">
          <text:p/>
        </draw:line>
        <draw:line draw:style-name="gr6" draw:text-style-name="P4" draw:layer="layout" svg:x1="3.67cm" svg:y1="4.003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10" draw:text-style-name="P7" draw:layer="layout" svg:width="2.116cm" svg:height="0.962cm" svg:x="1.272cm" svg:y="1.28cm">
          <draw:text-box>
            <text:p>L1L2</text:p>
          </draw:text-box>
        </draw:frame>
        <draw:frame draw:style-name="gr13" draw:text-style-name="P9" draw:layer="layout" svg:width="1.07cm" svg:height="0.645cm" svg:x="0.529cm" svg:y="4.054cm">
          <draw:text-box>
            <text:p text:style-name="P8"><text:span text:style-name="T5">y</text:span><text:span text:style-name="T6">0,e-</text:span></text:p>
          </draw:text-box>
        </draw:frame>
        <draw:frame draw:style-name="gr14" draw:text-style-name="P9" draw:layer="layout" svg:width="1.28cm" svg:height="0.645cm" svg:x="0.551cm" svg:y="3.356cm">
          <draw:text-box>
            <text:p text:style-name="P8"><text:span text:style-name="T5">y</text:span><text:span text:style-name="T6">0,e+</text:span></text:p>
          </draw:text-box>
        </draw:frame>
      </draw:page>
      <draw:page draw:name="page4" draw:style-name="dp1" draw:master-page-name="Default">
        <draw:line draw:style-name="gr11" draw:text-style-name="P4" draw:layer="layout" svg:x1="9.102cm" svg:y1="2.371cm" svg:x2="1.513cm" svg:y2="4.646cm">
          <text:p/>
        </draw:line>
        <draw:line draw:style-name="gr12" draw:text-style-name="P4" draw:layer="layout" svg:x1="8.975cm" svg:y1="5.546cm" svg:x2="1.513cm" svg:y2="3.376cm">
          <text:p/>
        </draw:line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</text:span><text:span text:style-name="T2">1</text:span></text:p>
          </draw:text-box>
        </draw:frame>
        <draw:line draw:style-name="gr6" draw:text-style-name="P4" draw:layer="layout" svg:x1="1.556cm" svg:y1="4.16cm" svg:x2="9.207cm" svg:y2="2.34cm">
          <text:p/>
        </draw:line>
        <draw:line draw:style-name="gr6" draw:text-style-name="P4" draw:layer="layout" svg:x1="1.556cm" svg:y1="4.138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10" draw:text-style-name="P7" draw:layer="layout" svg:width="2.116cm" svg:height="0.962cm" svg:x="1.272cm" svg:y="1.28cm">
          <draw:text-box>
            <text:p>L1L2</text:p>
          </draw:text-box>
        </draw:frame>
        <draw:frame draw:style-name="gr13" draw:text-style-name="P9" draw:layer="layout" svg:width="1.07cm" svg:height="0.645cm" svg:x="0.529cm" svg:y="4.054cm">
          <draw:text-box>
            <text:p text:style-name="P8"><text:span text:style-name="T5">y</text:span><text:span text:style-name="T6">0,e-</text:span></text:p>
          </draw:text-box>
        </draw:frame>
        <draw:frame draw:style-name="gr14" draw:text-style-name="P9" draw:layer="layout" svg:width="1.28cm" svg:height="0.645cm" svg:x="0.551cm" svg:y="3.356cm">
          <draw:text-box>
            <text:p text:style-name="P8"><text:span text:style-name="T5">y</text:span><text:span text:style-name="T6">0,e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2T13:04:10.475408913</meta:creation-date>
    <dc:date>2024-10-23T09:18:26.451301514</dc:date>
    <meta:editing-duration>PT22M30S</meta:editing-duration>
    <meta:editing-cycles>8</meta:editing-cycles>
    <meta:generator>LibreOffice/7.3.7.2$Linux_X86_64 LibreOffice_project/30$Build-2</meta:generator>
    <meta:document-statistic meta:object-count="88"/>
  </office:meta>
</office:document-meta>
</file>